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officeooo:paragraph-rsid="007fd3fb"/>
    </style:style>
    <style:style style:name="P6" style:family="paragraph" style:parent-style-name="Standard">
      <style:paragraph-properties style:writing-mode="lr-tb"/>
      <style:text-properties officeooo:paragraph-rsid="0081a19d"/>
    </style:style>
    <style:style style:name="P7" style:family="paragraph" style:parent-style-name="Standard">
      <style:paragraph-properties style:writing-mode="lr-tb"/>
      <style:text-properties officeooo:paragraph-rsid="00790d3f"/>
    </style:style>
    <style:style style:name="P8" style:family="paragraph" style:parent-style-name="Standard">
      <style:paragraph-properties style:writing-mode="lr-tb"/>
      <style:text-properties officeooo:paragraph-rsid="00751464"/>
    </style:style>
    <style:style style:name="P9" style:family="paragraph" style:parent-style-name="Standard">
      <style:paragraph-properties style:writing-mode="lr-tb"/>
      <style:text-properties officeooo:paragraph-rsid="007d9917"/>
    </style:style>
    <style:style style:name="P10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1" style:family="paragraph" style:parent-style-name="Standard">
      <style:paragraph-properties style:writing-mode="lr-tb"/>
      <style:text-properties officeooo:paragraph-rsid="007b004c"/>
    </style:style>
    <style:style style:name="P12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13" style:family="paragraph" style:parent-style-name="Standard" style:list-style-name="L1">
      <style:paragraph-properties style:writing-mode="lr-tb"/>
      <style:text-properties officeooo:paragraph-rsid="007b004c"/>
    </style:style>
    <style:style style:name="P14" style:family="paragraph" style:parent-style-name="Standard">
      <style:paragraph-properties style:writing-mode="lr-tb"/>
      <style:text-properties officeooo:paragraph-rsid="007da83a"/>
    </style:style>
    <style:style style:name="P15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officeooo:paragraph-rsid="0076b34e"/>
    </style:style>
    <style:style style:name="P19" style:family="paragraph" style:parent-style-name="Standard">
      <style:paragraph-properties style:writing-mode="lr-tb"/>
      <style:text-properties officeooo:paragraph-rsid="0081023c"/>
    </style:style>
    <style:style style:name="P20" style:family="paragraph" style:parent-style-name="Standard">
      <style:paragraph-properties style:writing-mode="lr-tb"/>
      <style:text-properties officeooo:paragraph-rsid="0085731c"/>
    </style:style>
    <style:style style:name="P21" style:family="paragraph" style:parent-style-name="Standard">
      <style:paragraph-properties style:writing-mode="lr-tb"/>
      <style:text-properties officeooo:rsid="0085731c" officeooo:paragraph-rsid="0085731c"/>
    </style:style>
    <style:style style:name="P22" style:family="paragraph" style:parent-style-name="Standard" style:list-style-name="L2"/>
    <style:style style:name="P23" style:family="paragraph" style:parent-style-name="Standard" style:list-style-name="L2">
      <style:text-properties officeooo:paragraph-rsid="008383c7"/>
    </style:style>
    <style:style style:name="P24" style:family="paragraph" style:parent-style-name="Standard">
      <style:text-properties officeooo:rsid="008383c7" officeooo:paragraph-rsid="008383c7"/>
    </style:style>
    <style:style style:name="P25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26" style:family="paragraph" style:parent-style-name="Standard" style:list-style-name="L3">
      <style:text-properties officeooo:paragraph-rsid="008383c7"/>
    </style:style>
    <style:style style:name="P27" style:family="paragraph" style:parent-style-name="Standard">
      <style:text-properties officeooo:paragraph-rsid="008383c7"/>
    </style:style>
    <style:style style:name="P28" style:family="paragraph" style:parent-style-name="Standard">
      <style:paragraph-properties style:writing-mode="lr-tb"/>
      <style:text-properties officeooo:paragraph-rsid="007edf04"/>
    </style:style>
    <style:style style:name="P29" style:family="paragraph" style:parent-style-name="Standard">
      <style:paragraph-properties style:writing-mode="lr-tb"/>
      <style:text-properties officeooo:paragraph-rsid="0070377e"/>
    </style:style>
    <style:style style:name="P30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language-asian="zh" style:country-asian="CN" style:language-complex="hi" style:country-complex="IN"/>
    </style:style>
    <style:style style:name="T3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4" style:family="text">
      <style:text-properties fo:language="fr" fo:country="FR" officeooo:rsid="007d9917" style:language-asian="zh" style:country-asian="CN" style:language-complex="hi" style:country-complex="IN"/>
    </style:style>
    <style:style style:name="T5" style:family="text">
      <style:text-properties fo:language="fr" fo:country="FR" officeooo:rsid="007fd3fb" style:language-asian="zh" style:country-asian="CN" style:language-complex="hi" style:country-complex="IN"/>
    </style:style>
    <style:style style:name="T6" style:family="text">
      <style:text-properties fo:language="fr" fo:country="FR" officeooo:rsid="007b004c" style:language-asian="zh" style:country-asian="CN" style:language-complex="hi" style:country-complex="IN"/>
    </style:style>
    <style:style style:name="T7" style:family="text">
      <style:text-properties fo:language="fr" fo:country="FR" officeooo:rsid="007da83a" style:language-asian="zh" style:country-asian="CN" style:language-complex="hi" style:country-complex="IN"/>
    </style:style>
    <style:style style:name="T8" style:family="text">
      <style:text-properties officeooo:rsid="007b004c"/>
    </style:style>
    <style:style style:name="T9" style:family="text">
      <style:text-properties officeooo:rsid="007fd3fb"/>
    </style:style>
    <style:style style:name="T10" style:family="text">
      <style:text-properties officeooo:rsid="007b004c" fo:background-color="#ffff00" loext:char-shading-value="0"/>
    </style:style>
    <style:style style:name="T11" style:family="text">
      <style:text-properties fo:language="fr" fo:country="FR" officeooo:rsid="0081a19d" style:language-asian="zh" style:country-asian="CN" style:language-complex="hi" style:country-complex="IN"/>
    </style:style>
    <style:style style:name="T12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3" style:family="text">
      <style:text-properties fo:language="fr" fo:country="FR" officeooo:rsid="0085731c" style:language-asian="zh" style:country-asian="CN" style:language-complex="hi" style:country-complex="IN"/>
    </style:style>
    <style:style style:name="T14" style:family="text">
      <style:text-properties officeooo:rsid="008383c7"/>
    </style:style>
    <style:style style:name="T15" style:family="text">
      <style:text-properties officeooo:rsid="0086930f"/>
    </style:style>
    <style:style style:name="T16" style:family="text">
      <style:text-properties style:text-underline-style="none" fo:font-weight="bold" officeooo:rsid="008383c7" style:font-weight-asian="bold" style:font-weight-complex="bold"/>
    </style:style>
    <style:style style:name="T17" style:family="text">
      <style:text-properties style:text-underline-style="none" fo:font-weight="bold" officeooo:rsid="0085731c" style:font-weight-asian="bold" style:font-weight-complex="bold"/>
    </style:style>
    <style:style style:name="T18" style:family="text">
      <style:text-properties officeooo:rsid="0083aee4"/>
    </style:style>
    <style:style style:name="T19" style:family="text">
      <style:text-properties fo:language="fr" fo:country="FR" officeooo:rsid="00742409" style:language-asian="zh" style:country-asian="CN" style:language-complex="hi" style:country-complex="IN"/>
    </style:style>
    <style:style style:name="T20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text-input text:description="">{{ commune }}</text:text-input></text:p>
      <text:p text:style-name="P2"/>
      <text:p text:style-name="P3"><text:span text:style-name="T1">Objet</text:span> : Rapport de constatation d’un dép<text:span text:style-name="T2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Société ou personne concernée : <text:span text:style-name="T2"><text:s/></text:span><text:span text:style-name="T3">Remplir ici le nom et l’identité de l’auteur. </text:span></text:p>
      <text:p text:style-name="P6"><text:text-input text:description="">{% endif %}</text:text-input></text:p>
      <text:h text:style-name="Heading_20_2" text:outline-level="2">Constatation<text:span text:style-name="T2">s</text:span></text:h>
      <text:p text:style-name="P3"><text:span text:style-name="T2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7"><text:text-input text:description="">{% if nature_terrain %}</text:text-input>Des déchets sont entreposés sur : <text:text-input text:description="">{{ nature_terrain }}</text:text-input>.</text:p>
      <text:p text:style-name="P7"><text:text-input text:description="">{% else %}</text:text-input></text:p>
      <text:p text:style-name="P3">Des déchets ont été entreposés.</text:p>
      <text:p text:style-name="P7"><text:text-input text:description="">{% endif %}</text:text-input></text:p>
      <text:p text:style-name="P8"/>
      <text:p text:style-name="P9">Il s’agit d’un dép<text:span text:style-name="T2">ôt sauvage </text:span><text:span text:style-name="T4">dont le volume est estimé à en</text:span><text:span text:style-name="T5">v</text:span><text:span text:style-name="T4">iron : </text:span><text:span text:style-name="T2"><text:text-input text:description="">{{volume_depot }}</text:text-input></text:span><text:span text:style-name="T2">.</text:span></text:p>
      <text:p text:style-name="P10"><text:span text:style-name="T6"><text:text-input text:description="">{% if types_depot %}</text:text-input></text:span></text:p>
      <text:p text:style-name="P11"><text:span text:style-name="T6">Le dépôt se </text:span><text:span text:style-name="T2">compose de</text:span><text:span text:style-name="T6">s éléments suivant : </text:span></text:p>
      <text:p text:style-name="P12"><text:span text:style-name="T6"><text:text-input text:description="">{% endif %}</text:text-input></text:span></text:p>
      <text:p text:style-name="P11"><text:span text:style-name="T6"><text:text-input text:description="">{% for item in types_depot %}</text:text-input></text:span></text:p>
      <text:list text:style-name="L1">
        <text:list-item>
          <text:p text:style-name="P13"><text:span text:style-name="T2"><text:text-input text:description="">{{ item }}</text:text-input></text:span></text:p>
        </text:list-item>
      </text:list>
      <text:p text:style-name="P14"><text:span text:style-name="T7"><text:text-input text:description="">{% endfor %}</text:text-input></text:span></text:p>
      <text:p text:style-name="P11"><text:span text:style-name="T2"/></text:p>
      <text:p text:style-name="P15"><text:text-input text:description="">{% if photo_dispo %}</text:text-input></text:p>
      <text:p text:style-name="P15">Une planche photographique est jointe en annexe du présent rapport.</text:p>
      <text:p text:style-name="P15"><text:text-input text:description="">{% endif %}</text:text-input></text:p>
      <text:p text:style-name="P15"/>
      <text:p text:style-name="P15"><text:text-input text:description="">{% if precisions_depot %}</text:text-input></text:p>
      <text:p text:style-name="P16">Les précisions suiantes ont été apportées :</text:p>
      <text:p text:style-name="P15"><text:text-input text:description=""/><text:text-input text:description="">{{ precisions_depot }}</text:text-input></text:p>
      <text:p text:style-name="P4"><text:text-input text:description="">{% endif %}</text:text-input></text:p>
      <text:p text:style-name="P15"/>
      <text:p text:style-name="P15"><text:text-input text:description="">{% if indices_disponibles %}</text:text-input></text:p>
      <text:p text:style-name="P10"><text:span text:style-name="T8">Des </text:span>éléments présents <text:span text:style-name="T8">sur </text:span>place<text:span text:style-name="T8"> pourraient permettre </text:span><text:span text:style-name="T9">d’</text:span><text:span text:style-name="T8">identifier l’auteur présumé :</text:span></text:p>
      <text:p text:style-name="P12"><text:text-input text:description="">{% endif %}</text:text-input></text:p>
      <text:p text:style-name="P11"><text:span text:style-name="T6"><text:text-input text:description="">{% for item in indices_disponibles %}</text:text-input></text:span></text:p>
      <text:list text:continue-numbering="true" text:style-name="L1">
        <text:list-item>
          <text:p text:style-name="P13"><text:span text:style-name="T2"><text:text-input text:description="">{{ item }}</text:text-input></text:span></text:p>
        </text:list-item>
      </text:list>
      <text:p text:style-name="P10"><text:text-input text:description="">{% endfor %}</text:text-input></text:p>
      <text:p text:style-name="P10"><text:text-input text:description="">{% if auteur_identifie %}</text:text-input></text:p>
      <text:p text:style-name="P10"><text:span text:style-name="T8">L</text:span>’auteur présumé des faits est : <text:s/><text:span text:style-name="T10">Remplir ici le nom et l’identité de l’auteur. </text:span></text:p>
      <text:p text:style-name="P17"><text:text-input text:description="">{% endif %}</text:text-input></text:p>
      <text:p text:style-name="P3"><text:span text:style-name="T2"/></text:p>
      <text:h text:style-name="Heading_20_2" text:outline-level="2"><text:soft-page-break/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2">êté ou d’une délibération municipale encadrant les dépôts sauvages de déchets et fixant le montant du forfait d’enlèvement à </text:span><text:span text:style-name="T11"><text:text-input text:description="">{{ montant_prejudice_forfait }}</text:text-input></text:span><text:span text:style-name="T2">. </text:span></text:p>
      <text:p text:style-name="P18"><text:span text:style-name="T2"><text:text-input text:description="">{% endif %}</text:text-input></text:span></text:p>
      <text:p text:style-name="P19"><text:span text:style-name="T2"><text:text-input text:description="">{% if prejudice_montant_connu %}</text:text-input></text:span></text:p>
      <text:p text:style-name="P19"><text:span text:style-name="T2">Le préjudice pour la commune est estimé à </text:span><text:span text:style-name="T2"><text:text-input text:description="">{{ prejudice_montant }}</text:text-input></text:span><text:span text:style-name="T2">€. </text:span></text:p>
      <text:p text:style-name="P19"><text:span text:style-name="T2">Cela correspond à : </text:span><text:span text:style-name="T12">Indiquer ici les détails du montant indiqué et joindre les justificatifs.</text:span></text:p>
      <text:p text:style-name="P20"><text:span text:style-name="T2"><text:text-input text:description="">{% endif %}</text:text-input></text:span></text:p>
      <text:p text:style-name="P20"><text:span text:style-name="T13"><text:text-input text:description="">{% if not prejudice_montant_connu %}</text:text-input></text:span></text:p>
      <text:p text:style-name="P21"><text:span text:style-name="T2">Une estimation du montant du préjudice a été établie.</text:span></text:p>
      <text:p text:style-name="P21"><text:span text:style-name="T2"/></text:p>
      <text:list text:style-name="L2">
        <text:list-item>
          <text:p text:style-name="P22">Nombre de personnes mobilisées : <text:text-input text:description="">{{ prejudice_nombre_personnes }}</text:text-input></text:p>
        </text:list-item>
        <text:list-item>
          <text:p text:style-name="P23">Nombre d’heures mobilisées : <text:text-input text:description="">{{ prejudice_nombre_heures }}</text:text-input></text:p>
        </text:list-item>
        <text:list-item>
          <text:p text:style-name="P23">Nombre de véhicules mobilisées : <text:text-input text:description="">{{ prejudice_nombre_vehicules }}</text:text-input></text:p>
        </text:list-item>
        <text:list-item>
          <text:p text:style-name="P23">Kilométrage <text:span text:style-name="T14">parcouru par véhicule</text:span> : <text:text-input text:description="">{{ prejudice_kilometrage }}</text:text-input></text:p>
        </text:list-item>
        <text:list-item>
          <text:p text:style-name="P23">Autres côuts : <text:text-input text:description="">{{ prejudice_autres_couts }}</text:text-input></text:p>
        </text:list-item>
      </text:list>
      <text:p text:style-name="P24"/>
      <text:p text:style-name="P25">En considérant <text:span text:style-name="T15">les estiations suivantes </text:span>: </text:p>
      <text:list text:style-name="L3">
        <text:list-item>
          <text:p text:style-name="P26"><text:span text:style-name="T15">T</text:span>aux horaire <text:span text:style-name="T15">par </text:span>agent : 18,03€/h</text:p>
        </text:list-item>
        <text:list-item>
          <text:p text:style-name="P26"><text:span text:style-name="T15">C</text:span><text:span text:style-name="T14">oût d’u</text:span>sage <text:span text:style-name="T15">par</text:span><text:span text:style-name="T14"> </text:span>véhicule : 1,30€/km</text:p>
        </text:list-item>
      </text:list>
      <text:p text:style-name="P27"/>
      <text:p text:style-name="P27"><text:span text:style-name="T16">Le coût estimé </text:span><text:span text:style-name="T17">du préjudice </text:span><text:span text:style-name="T16">est de</text:span><text:span text:style-name="T14"> : </text:span><text:span text:style-name="T14"><text:text-input text:description="">{{ prejudice_montant_calcule }}</text:text-input></text:span><text:span text:style-name="T18">€</text:span></text:p>
      <text:p text:style-name="P28"><text:span text:style-name="T2"><text:text-input text:description="">{% endif %}</text:text-input></text:span></text:p>
      <text:p text:style-name="P28"><text:span text:style-name="T2"/></text:p>
      <text:p text:style-name="P29"><text:text-input text:description="">{% if souhaite_porter_plainte %}</text:text-input><text:text-input text:description=""/></text:p>
      <text:p text:style-name="P3"><text:span text:style-name="T2">Une plainte au nom de la commune de </text:span><text:span text:style-name="T2"><text:text-input text:description="">{{ commune }}</text:text-input></text:span><text:span text:style-name="T2">, </text:span><text:span text:style-name="T19">s</text:span><text:span text:style-name="T2">era déposée pour les faits constatés.</text:span></text:p>
      <text:p text:style-name="P29"><text:span text:style-name="T2"><text:text-input text:description="">{% endif %}</text:text-input></text:span><text:span text:style-name="T2"><text:text-input text:description=""/></text:span></text:p>
      <text:p text:style-name="P3"><text:span text:style-name="T2"/></text:p>
      <text:p text:style-name="P3"/>
      <text:h text:style-name="Heading_20_2" text:outline-level="2">Transmission du rapport</text:h>
      <text:p text:style-name="P30">- <text:span text:style-name="T20">[REMPLIR brigade] </text:span>;</text:p>
      <text:p text:style-name="P30">- La sous-préfecture de l’arrondissement de <text:span text:style-name="T20">[REMPLIR sous_pref] </text:span>;</text:p>
      <text:p text:style-name="P30">- Le procureur de la République près le tribunal judiciaire de <text:span text:style-name="T20">[REMPLIR tribunal] </text:span>;</text:p>
      <text:p text:style-name="P30">- La direction départementale des territoires de <text:span text:style-name="T20">[REMPLIR département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4T16:57:43.903307134</dc:date>
    <meta:editing-cycles>126</meta:editing-cycles>
    <meta:editing-duration>PT15H1M33S</meta:editing-duration>
    <meta:generator>LibreOffice/24.8.5.2$Linux_X86_64 LibreOffice_project/480$Build-2</meta:generator>
    <meta:document-statistic meta:table-count="0" meta:image-count="0" meta:object-count="0" meta:page-count="2" meta:paragraph-count="65" meta:word-count="573" meta:character-count="2853" meta:non-whitespace-character-count="2461"/>
    <meta:user-defined meta:name="AppVersion">15.0000</meta:user-defined>
  </office:meta>
</office:document-meta>
</file>